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0.94pt"/>
    </style:style>
    <style:style style:name="co2" style:family="table-column">
      <style:table-column-properties fo:break-before="auto" style:column-width="363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 calcext:value-type="string">
            <text:p>Fado</text:p>
          </table:table-cell>
          <table:table-cell office:value-type="string" calcext:value-type="string">
            <text:p>pyformlang</text:p>
          </table:table-cell>
        </table:table-row>
        <table:table-row table:style-name="ro1">
          <table:table-cell table:style-name="Default" office:value-type="string" calcext:value-type="string">
            <text:p>Language</text:p>
          </table:table-cell>
          <table:table-cell office:value-type="string" calcext:value-type="string">
            <text:p>Python2.7 (pas 3) + C</text:p>
          </table:table-cell>
          <table:table-cell office:value-type="string" calcext:value-type="string">
            <text:p>Only Python3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Default" office:value-type="string" calcext:value-type="string">
            <text:p>acyclic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Default" office:value-type="string" calcext:value-type="string">
            <text:p>emptyness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FA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FAr (with reverse transition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ized Finite Automaton (with regex on transition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D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ndexed Gramm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0:47:40.189424931</meta:creation-date>
    <dc:date>2020-02-17T15:53:56.516623313</dc:date>
    <meta:editing-duration>PT4H15M26S</meta:editing-duration>
    <meta:editing-cycles>1</meta:editing-cycles>
    <meta:document-statistic meta:table-count="1" meta:cell-count="38" meta:object-count="0"/>
    <meta:generator>LibreOffice/6.0.7.3$Linux_X86_64 LibreOffice_project/00m0$Build-3</meta:generator>
  </office:meta>
</office:document-meta>
</file>